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Text_20_body">
      <style:text-properties fo:font-style="italic" style:font-style-asian="italic" style:font-style-complex="italic"/>
    </style:style>
    <style:style style:name="P3" style:family="paragraph" style:parent-style-name="_3c_Pagedetitre_5f_adbib_3e_">
      <style:text-properties fo:font-size="12pt" style:font-size-asian="12pt" style:font-size-complex="12pt"/>
    </style:style>
    <style:style style:name="P4" style:family="paragraph" style:parent-style-name="Text_20_body">
      <style:text-properties style:text-position="0% 100%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12pt" style:font-size-asian="12pt" style:font-size-complex="12pt"/>
    </style:style>
    <style:style style:name="P6" style:family="paragraph" style:parent-style-name="_3c_term_3e_">
      <style:text-properties style:use-window-font-color="true" fo:language="en" fo:country="US" fo:background-color="transparent"/>
    </style:style>
    <style:style style:name="P7" style:family="paragraph" style:parent-style-name="_3c_term_3e_">
      <style:text-properties style:use-window-font-color="true" fo:background-color="transparent"/>
    </style:style>
    <style:style style:name="P8" style:family="paragraph" style:parent-style-name="_3c_term_3e_" style:master-page-name="MP0">
      <style:paragraph-properties style:page-number="auto" fo:break-before="page"/>
      <style:text-properties style:use-window-font-color="true" fo:background-color="transparen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fo:font-size="14pt" fo:font-style="normal" style:font-size-asian="14pt" style:font-style-asian="normal" style:font-size-complex="14pt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0% 100%" style:font-name="Liberation Serif" fo:font-weight="normal" style:font-weight-asian="normal" style:font-weight-complex="normal"/>
    </style:style>
    <style:style style:name="T12" style:family="text">
      <style:text-properties style:use-window-font-color="true" fo:background-color="transparent"/>
    </style:style>
    <style:style style:name="T13" style:family="text">
      <style:text-properties style:use-window-font-color="true" fo:font-style="italic" fo:background-color="transparent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itre : Le Tombeau de la melancholie. Ou le vray moyen de vivre ioyeux</text:p>
      <text:p text:style-name="P6">author : Anonyme</text:p>
      <text:p text:style-name="P6">publisher : Sorbonne Université LABEX OBVIL</text:p>
      <text:p text:style-name="P6">issued : 2019</text:p>
      <text:p text:style-name="P6">idno : http://http://obvil.sorbonne-universite.site/corpus/faceties/cote_xi-d-052</text:p>
      <text:p text:style-name="P7">source : ANONYME, Le Tombeau de la melancholie. Ou le vray moyen de vivre ioyeux. Seconde Edition, reveuë, corrigée &amp; augmentée. Par le sieur D.U.G. V-C-025</text:p>
      <text:p text:style-name="P7">created : 1634</text:p>
      <text:p text:style-name="P7">langue : moyen-français</text:p>
      <text:p text:style-name="P7">lieu : [premier lieu où se passe la narration]</text:p>
      <text:p text:style-name="_3c_term_3e_"><text:span text:style-name="T12">lieu : [deuxième lieu </text:span><text:span text:style-name="Police_20_par_20_défaut"><text:span text:style-name="T13">etc</text:span></text:span><text:span text:style-name="T12">]</text:span></text:p>
      <text:p text:style-name="P7">personnage : [premier personnage, soit nom + fonction, soit nom, soit fonction (drapière, bourgeois, curé)]</text:p>
      <text:p text:style-name="_3c_term_3e_"><text:span text:style-name="T12">personnage : [deuxième personnage, </text:span><text:span text:style-name="Police_20_par_20_défaut"><text:span text:style-name="T13">etc.</text:span></text:span><text:span text:style-name="T12">]</text:span></text:p>
      <text:p text:style-name="_3c_Pagedetitre_5f_adbib_3e_"/>
      <text:p text:style-name="_3c_Pagedetitre_5f_adbib_3e_"><text:span text:style-name="T3"/></text:p>
      <text:p text:style-name="_3c_Pagedetitre_5f_adbib_3e_"/>
      <text:p text:style-name="_3c_Pagedetitre_5f_adbib_3e_">LE<text:line-break/><text:span text:style-name="T1">TOMBEAV</text:span><text:line-break/>DE LA<text:line-break/>MELANCHOLIE.<text:line-break/><text:span text:style-name="T2">OV LE VRAY MOYEN</text:span><text:line-break/><text:span text:style-name="T6">de vivre ioyeux.<text:line-break/>Seconde Edition, reueuë, corrigée<text:line-break/>&amp; augmentée.</text:span></text:p>
      <text:p text:style-name="_3c_Pagedetitre_5f_adbib_3e_"><text:span text:style-name="T6"><text:line-break/>Par le sieur D.V.G.</text:span></text:p>
      <text:p text:style-name="_3c_Pagedetitre_5f_adbib_3e_"/>
      <text:p text:style-name="_3c_Pagedetitre_5f_adbib_3e_"/>
      <text:p text:style-name="_3c_Pagedetitre_5f_adbib_3e_">&lt;Marque&gt; </text:p>
      <text:p text:style-name="_3c_Pagedetitre_5f_adbib_3e_"/>
      <text:p text:style-name="_3c_Pagedetitre_5f_adbib_3e_"><text:span text:style-name="T14"><text:line-break/></text:span><text:span text:style-name="T5">A PARIS,</text:span><text:span text:style-name="T14"><text:line-break/></text:span><text:span text:style-name="T8">Chez N</text:span><text:span text:style-name="PetiteMajuscule"><text:span text:style-name="T8">icolas</text:span></text:span><text:span text:style-name="T8">, &amp; I</text:span><text:span text:style-name="PetiteMajuscule"><text:span text:style-name="T8">ean de la coste</text:span></text:span><text:span text:style-name="T8">,<text:line-break/>au mont S. Hilaire à l’Escu de Bretagne, &amp;</text:span><text:span text:style-name="T6"><text:line-break/>en leur boutique à la petite porte du<text:line-break/>Palais, deuant les Augustins.<text:line-break/><text:line-break/>M.DC. XXXIIII.</text:span></text:p>
      <text:p text:style-name="P3"><text:soft-page-break/></text:p>
      <text:p text:style-name="P4"><text:span text:style-name="_3c_pb_3e_">[f. *r]</text:span></text:p>
      <text:p text:style-name="P5"/>
      <text:h text:style-name="Heading_20_1" text:outline-level="1">AUX<text:line-break/>CVRIEVX.</text:h>
      <text:p text:style-name="Text_20_body"/>
      <text:p text:style-name="Text_20_body"/>
      <text:p text:style-name="Text_20_body"><text:span text:style-name="Drop_20_Caps"><text:span text:style-name="T9">M</text:span></text:span><text:span text:style-name="T10">Es chers Amys,</text:span></text:p>
      <text:p text:style-name="P2">Pour dés-ennuyer</text:p>
      <text:p text:style-name="P2">vos beaux esprits</text:p>
      <text:p text:style-name="P2">parmy la lecture de tant de dif-</text:p>
      <text:p text:style-name="P2">ferentes sortes de Romans qui</text:p>
      <text:p text:style-name="P2">ont paru au iour depuis peu, &amp;</text:p>
      <text:p text:style-name="P2">d<text:span text:style-name="T11">õner quelque relasche aux mou-</text:span></text:p>
      <text:p text:style-name="P1">vements que l’Amour donne en</text:p>
      <text:p text:style-name="P1">vos ames, en vous representant</text:p>
      <text:p text:style-name="P1">les felicitez &amp; les trauerses de</text:p>
      <text:p text:style-name="P1">tant d’heureux et infortunez</text:p>
      <text:p text:style-name="P1">Amants. I’ay faict ce Tõbeau</text:p>
      <text:p text:style-name="P1">de la Melancholie, pour offrir</text:p>
      <text:p text:style-name="P1">&amp; supplier vos gaillardes hu-</text:p>
      <text:p text:style-name="P1">meurs de le prendre de bõne part,</text:p>
      <text:p text:style-name="P4"><text:span text:style-name="_3c_pb_3e_">[f. Aiijv]</text:span></text:p>
      <text:p text:style-name="P1">&amp; de la main d’un, chez qui la</text:p>
      <text:p text:style-name="P1">Melancholie ne trouva iamais</text:p>
      <text:p text:style-name="P1">place, &amp; qui vous faict ce pre-</text:p>
      <text:p text:style-name="P1">sent pour la mettre entirement </text:p>
      <text:p text:style-name="P1">au Tombeau : I’ay creu ne pou-</text:p>
      <text:p text:style-name="P1">voir mieux prendre mon temps</text:p>
      <text:p text:style-name="P1">qu’en ceste belle saison, pour don-</text:p>
      <text:p text:style-name="P1">ner à vos curiositez ce gentil </text:p>
      <text:p text:style-name="P1">divertissement, qui dans les meil-</text:p>
      <text:p text:style-name="P1">leures compagnies passe pour le</text:p>
      <text:p text:style-name="P1">plus ordinaire. Ie n’attends point</text:p>
      <text:p text:style-name="P1"><text:soft-page-break/>d’autres remerciments de vos</text:p>
      <text:p text:style-name="P1">bontez, sinon que <text:s/>nous me fa-</text:p>
      <text:p text:style-name="P1">ssiez la faueur de croire que ie</text:p>
      <text:p text:style-name="P1">suis tout à faict affectionné à vo-</text:p>
      <text:p text:style-name="P1">stre seruic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Serif" svg:font-family="'Liberation Serif'" style:font-family-generic="roman"/>
    <style:font-face style:name="Arial2" svg:font-family="Arial" style:font-family-generic="swiss"/>
    <style:font-face style:name="Goudy Old Style" svg:font-family="'Goudy Old Styl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_3c_Pagedetitre_5f_adbib_3e_" style:display-name="&lt;Pagedetitre_adbib&gt;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 fo:text-align="center" style:justify-single-word="false" fo:background-color="transparent">
        <style:background-image/>
      </style:paragraph-properties>
      <style:text-properties fo:color="#330099" style:font-name="Goudy Old Style" fo:font-size="115%" fo:font-weight="bold" style:font-size-asian="130%" style:font-weight-asian="bold" style:font-size-complex="130%" style:font-weight-complex="normal"/>
    </style:style>
    <style:style style:name="_3c_term_3e_" style:display-name="&lt;term&gt;" style:family="paragraph" style:parent-style-name="Standard">
      <style:paragraph-properties fo:hyphenation-ladder-count="no-limit" fo:background-color="#dddddd" fo:padding="0cm" fo:border="0.009cm solid #000000" style:shadow="none">
        <style:background-image/>
      </style:paragraph-properties>
      <style:text-properties style:font-name="Arial Unicode MS" fo:hyphenate="false" fo:hyphenation-remain-char-count="0" fo:hyphenation-push-char-count="0"/>
    </style:style>
    <style:style style:name="Drop_20_Caps" style:display-name="Drop Caps" style:family="text">
      <style:text-properties fo:color="#ffffff" fo:font-size="200%" fo:background-color="#330066" style:font-size-asian="10.5pt"/>
    </style:style>
    <style:style style:name="Police_20_par_20_défaut" style:display-name="Police par défaut" style:family="text"/>
    <style:style style:name="PetiteMajuscule" style:family="text">
      <style:text-properties fo:font-variant="small-caps" fo:background-color="#99ffff"/>
    </style:style>
    <style:style style:name="_3c_pb_3e_" style:display-name="&lt;pb&gt;" style:family="text" style:parent-style-name="Police_20_par_20_défaut">
      <style:text-properties style:font-name="Times New Roman" fo:font-weight="bold" style:font-weight-asian="bold"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ne Bineau</meta:initial-creator>
    <meta:creation-date>2019-05-24T10:41:51.57</meta:creation-date>
    <dc:date>2019-05-24T16:52:43.38</dc:date>
    <dc:creator>Jeanne Bineau</dc:creator>
    <meta:editing-duration>PT1H37M30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3" meta:paragraph-count="50" meta:word-count="319" meta:character-count="1862"/>
  </office:meta>
</office:document-meta>
</file>